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5.453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5.058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res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400,</text:p>
            <text:p>    "status": "Incorrect OTP.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QAAUEsFBgAAAAARABEAZQQAAB4tAAAAAA==",</text:p>
            <text:p>                "file_extension": ".pdf",</text:p>
            <text:p>                "file_name": "attachment",</text:p>
            <text:p>                "id": "5dff19ea9bcae35e74aa83d7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k+092jSBQEAAIAAFQAAAAAAAAAAAAAAAAAAB4tAAAAAA==",</text:p>
            <text:p>                "file_extension": ".pdf",</text:p>
            <text:p>                "file_name": "attachment",</text:p>
            <text:p>                "id": "5dff1d189865bac733f135fa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16:57:49.303851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1:26:48.223571474</meta:creation-date>
    <dc:date>2020-03-28T16:58:25.755482120</dc:date>
    <meta:editing-duration>PT3H53M39S</meta:editing-duration>
    <meta:editing-cycles>11</meta:editing-cycles>
    <meta:generator>LibreOffice/6.3.4.2$Linux_X86_64 LibreOffice_project/30$Build-2</meta:generator>
    <meta:document-statistic meta:table-count="1" meta:cell-count="115" meta:object-count="0"/>
  </office:meta>
</office:document-meta>
</file>